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YS Text" svg:font-family="'YS Text', Arial, Helvetica, sans-serif"/>
    <style:font-face style:name="monospace" svg:font-family="monospac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 fo:padding="0cm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Helvetica Neue" fo:font-size="8.89999961853027pt" fo:letter-spacing="normal" fo:font-style="normal" fo:font-weight="normal"/>
    </style:style>
    <style:style style:name="P4" style:family="paragraph" style:list-style-name="L1"/>
    <style:style style:name="P5" style:family="paragraph" style:parent-style-name="Text_20_body">
      <style:text-properties officeooo:paragraph-rsid="00191024"/>
    </style:style>
    <style:style style:name="T1" style:family="text">
      <style:text-properties fo:font-variant="normal" fo:text-transform="none" fo:color="#000000" loext:opacity="100%" style:font-name="monospace" fo:font-size="8.89999961853027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loext:opacity="100%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dfe5ee" loext:opacity="100%" style:font-name="Menlo" fo:font-size="11.4499998092651pt" fo:letter-spacing="normal" fo:font-style="normal" fo:font-weight="normal" fo:background-color="#f7f9fc" loext:char-shading-value="0" loext:padding="0cm" loext:border="none"/>
    </style:style>
    <style:style style:name="T4" style:family="text">
      <style:text-properties fo:font-variant="normal" fo:text-transform="none" fo:color="#1a1b22" loext:opacity="100%" style:font-name="YS Text" fo:font-size="11.4499998092651pt" fo:letter-spacing="normal" fo:font-style="normal" fo:font-weight="normal"/>
    </style:style>
    <style:style style:name="T5" style:family="text">
      <style:text-properties officeooo:rsid="00177896"/>
    </style:style>
    <style:style style:name="T6" style:family="text">
      <style:text-properties officeooo:rsid="00191024"/>
    </style:style>
    <style:style style:name="T7" style:family="text">
      <style:text-properties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писание проекта</text:h>
      <text:p text:style-name="Text_20_body">Есть стартап, который продаёт продукты питания. Нужно разобраться, как ведут себя пользователи мобильного приложения.</text:p>
      <text:p text:style-name="Text_20_body">Для это узучим воронку продаж и посмотрим, как пользователи доходят до покупки, сколько пользователей доходит до покупки, а сколько — «застревает» на предыдущих шагах? На каких именно?</text:p>
      <text:p text:style-name="P5">Также исследуем результаты A/A/B-эксперимента. Дизайнеры захотели поменять шрифты во всём приложении, а менеджеры испугались, что пользователям будет непривычно. Договорились принять решение по результатам A/A/B-теста. Пользователей разбили на 3 группы: 2 контрольные со старыми шрифтами и одну экспериментальную — с новыми. Выясним, какой шрифт лучше.</text:p>
      <text:h text:style-name="Heading_20_3" text:outline-level="3">Описание данных</text:h>
      <text:p text:style-name="Text_20_body">Каждая запись в логе — это действие пользователя, или событие.</text:p>
      <text:list xml:id="list1512885059" text:style-name="L1">
        <text:list-item>
          <text:p text:style-name="Text_20_body"><text:span text:style-name="Source_20_Text"><text:span text:style-name="T7">EventName </text:span></text:span><text:span text:style-name="T7">— название события;</text:span></text:p>
        </text:list-item>
        <text:list-item>
          <text:p text:style-name="Text_20_body"><text:span text:style-name="Source_20_Text"><text:span text:style-name="T7">DeviceIDHash </text:span></text:span><text:span text:style-name="T7">— уникальный идентификатор пользователя;</text:span></text:p>
        </text:list-item>
        <text:list-item>
          <text:p text:style-name="Text_20_body"><text:span text:style-name="Source_20_Text"><text:span text:style-name="T7">EventTimestamp </text:span></text:span><text:span text:style-name="T7">— время события;</text:span></text:p>
        </text:list-item>
        <text:list-item>
          <text:p text:style-name="Text_20_body"><text:span text:style-name="Source_20_Text"><text:span text:style-name="T7">ExpId </text:span></text:span><text:span text:style-name="T7">— номер эксперимента: 246 и 247 — контрольные группы, а 248 — эксперименталь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YS Text" svg:font-family="'YS Text', Arial, Helvetica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3T15:13:14.167452980</meta:creation-date>
    <dc:date>2022-06-23T15:29:20.750029924</dc:date>
    <meta:editing-duration>PT5M35S</meta:editing-duration>
    <meta:editing-cycles>2</meta:editing-cycles>
    <meta:generator>LibreOffice/7.3.1.3$MacOSX_X86_64 LibreOffice_project/a69ca51ded25f3eefd52d7bf9a5fad8c90b87951</meta:generator>
    <meta:document-statistic meta:table-count="0" meta:image-count="0" meta:object-count="0" meta:page-count="1" meta:paragraph-count="10" meta:word-count="121" meta:character-count="949" meta:non-whitespace-character-count="833"/>
  </office:meta>
</office:document-meta>
</file>